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0097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fo:font-weight="bold" officeooo:rsid="000c67f5" officeooo:paragraph-rsid="000ef93e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beration Serif1" fo:font-size="14pt" fo:font-weight="bold" officeooo:rsid="001d9bfa" officeooo:paragraph-rsid="001d9bfa" style:font-name-asian="Noto Sans CJK SC Regular" style:font-size-asian="14pt" style:font-weight-asian="bold" style:font-name-complex="FreeSans" style:font-size-complex="14pt" style:font-weight-complex="bold"/>
    </style:style>
    <style:style style:name="P4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5" style:family="paragraph" style:parent-style-name="Standard">
      <style:text-properties style:font-name="Liberation Serif1" fo:font-size="12pt" fo:font-weight="normal" officeooo:rsid="000ef93e" officeooo:paragraph-rsid="001d9bfa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Standard">
      <style:text-properties officeooo:paragraph-rsid="000c67f5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1943b7" style:font-size-asian="12pt" style:font-size-complex="12pt"/>
    </style:style>
    <style:style style:name="P12" style:family="paragraph" style:parent-style-name="Standard">
      <style:text-properties fo:font-size="12pt" officeooo:rsid="000ca7b9" officeooo:paragraph-rsid="001abf13" style:font-size-asian="12pt" style:font-size-complex="12pt"/>
    </style:style>
    <style:style style:name="P13" style:family="paragraph" style:parent-style-name="Standard">
      <style:text-properties fo:font-size="12pt" officeooo:rsid="000ca7b9" officeooo:paragraph-rsid="001bcb1d" style:font-size-asian="12pt" style:font-size-complex="12pt"/>
    </style:style>
    <style:style style:name="P14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5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6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7" style:family="paragraph" style:parent-style-name="Standard">
      <style:text-properties fo:font-size="12pt" officeooo:rsid="0012cd2b" officeooo:paragraph-rsid="001943b7" style:font-size-asian="12pt" style:font-size-complex="12pt"/>
    </style:style>
    <style:style style:name="P18" style:family="paragraph" style:parent-style-name="Standard">
      <style:text-properties fo:font-size="12pt" officeooo:rsid="0012cd2b" officeooo:paragraph-rsid="001bcb1d" style:font-size-asian="12pt" style:font-size-complex="12pt"/>
    </style:style>
    <style:style style:name="P19" style:family="paragraph" style:parent-style-name="Standard">
      <style:text-properties fo:font-size="12pt" officeooo:rsid="0012cd2b" officeooo:paragraph-rsid="00295ca2" style:font-size-asian="12pt" style:font-size-complex="12pt"/>
    </style:style>
    <style:style style:name="P20" style:family="paragraph" style:parent-style-name="Standard">
      <style:text-properties fo:font-size="12pt" officeooo:rsid="000e10d7" officeooo:paragraph-rsid="001abf13" style:font-size-asian="12pt" style:font-size-complex="12pt"/>
    </style:style>
    <style:style style:name="P21" style:family="paragraph" style:parent-style-name="Standard">
      <style:text-properties fo:font-size="12pt" officeooo:rsid="0012f8db" officeooo:paragraph-rsid="001abf13" style:font-size-asian="12pt" style:font-size-complex="12pt"/>
    </style:style>
    <style:style style:name="P22" style:family="paragraph" style:parent-style-name="Standard">
      <style:text-properties fo:font-size="12pt" officeooo:rsid="0012f8db" officeooo:paragraph-rsid="0027efca" style:font-size-asian="12pt" style:font-size-complex="12pt"/>
    </style:style>
    <style:style style:name="P23" style:family="paragraph" style:parent-style-name="Standard">
      <style:text-properties fo:font-size="12pt" officeooo:rsid="0019484f" officeooo:paragraph-rsid="001abf13" style:font-size-asian="12pt" style:font-size-complex="12pt"/>
    </style:style>
    <style:style style:name="P24" style:family="paragraph" style:parent-style-name="Standard">
      <style:text-properties fo:font-size="12pt" officeooo:rsid="00295ca2" officeooo:paragraph-rsid="00295ca2" style:font-size-asian="12pt" style:font-size-complex="12pt"/>
    </style:style>
    <style:style style:name="P25" style:family="paragraph" style:parent-style-name="Standard">
      <style:text-properties fo:font-size="12pt" officeooo:rsid="0027efca" officeooo:paragraph-rsid="0027efca" style:font-size-asian="12pt" style:font-size-complex="12pt"/>
    </style:style>
    <style:style style:name="P26" style:family="paragraph" style:parent-style-name="Standard">
      <style:text-properties fo:font-size="12pt" officeooo:rsid="0027efca" officeooo:paragraph-rsid="0030d8ac" style:font-size-asian="12pt" style:font-size-complex="12pt"/>
    </style:style>
    <style:style style:name="P27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74e13" officeooo:paragraph-rsid="00274e1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30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31" style:family="paragraph" style:parent-style-name="Standard">
      <style:text-properties officeooo:rsid="000e10d7" officeooo:paragraph-rsid="0012cd2b"/>
    </style:style>
    <style:style style:name="P32" style:family="paragraph" style:parent-style-name="Standard">
      <style:text-properties officeooo:rsid="000e10d7" officeooo:paragraph-rsid="001bcb1d"/>
    </style:style>
    <style:style style:name="P33" style:family="paragraph" style:parent-style-name="Standard">
      <style:text-properties officeooo:rsid="000e10d7" officeooo:paragraph-rsid="00295ca2"/>
    </style:style>
    <style:style style:name="P34" style:family="paragraph" style:parent-style-name="Standard">
      <style:text-properties officeooo:rsid="0012f8db" officeooo:paragraph-rsid="001abf13"/>
    </style:style>
    <style:style style:name="P35" style:family="paragraph" style:parent-style-name="Standard">
      <style:text-properties officeooo:paragraph-rsid="001abf13"/>
    </style:style>
    <style:style style:name="P36" style:family="paragraph" style:parent-style-name="Standard">
      <style:text-properties officeooo:paragraph-rsid="001bcb1d"/>
    </style:style>
    <style:style style:name="P37" style:family="paragraph" style:parent-style-name="Standard">
      <style:text-properties officeooo:rsid="000e62ae" officeooo:paragraph-rsid="000ca7b9"/>
    </style:style>
    <style:style style:name="P38" style:family="paragraph" style:parent-style-name="Standard">
      <style:text-properties officeooo:rsid="0012cd2b" officeooo:paragraph-rsid="00295ca2"/>
    </style:style>
    <style:style style:name="P39" style:family="paragraph" style:parent-style-name="Standard">
      <style:text-properties officeooo:rsid="001d9bfa" officeooo:paragraph-rsid="003ea675"/>
    </style:style>
    <style:style style:name="P40" style:family="paragraph" style:parent-style-name="Standard">
      <style:text-properties officeooo:rsid="003ea675" officeooo:paragraph-rsid="003ea675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>
      <style:text-properties fo:font-size="14pt" style:font-size-asian="12.25pt" style:font-size-complex="14pt"/>
    </style:style>
    <style:style style:name="P43" style:family="paragraph" style:parent-style-name="Table_20_Contents">
      <style:text-properties fo:font-weight="bold" officeooo:paragraph-rsid="0012cd2b" style:font-weight-asian="bold" style:font-weight-complex="bold"/>
    </style:style>
    <style:style style:name="P44" style:family="paragraph" style:parent-style-name="Table_20_Contents">
      <style:text-properties officeooo:paragraph-rsid="001d9bfa"/>
    </style:style>
    <style:style style:name="P45" style:family="paragraph" style:parent-style-name="Standard">
      <style:text-properties officeooo:rsid="003ea675" officeooo:paragraph-rsid="003ea675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officeooo:rsid="0024bd2b" style:font-name-asian="Noto Sans CJK SC Regular" style:font-name-complex="FreeSans"/>
    </style:style>
    <style:style style:name="T3" style:family="text">
      <style:text-properties style:font-name="Liberation Serif1" fo:font-size="14pt" officeooo:rsid="000c67f5" style:font-size-asian="14pt" style:font-size-complex="14pt"/>
    </style:style>
    <style:style style:name="T4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7" style:family="text">
      <style:text-properties style:font-name="Liberation Serif1" fo:font-size="14pt" officeooo:rsid="0035fc91" style:font-name-asian="Noto Sans CJK SC Regular" style:font-size-asian="14pt" style:font-name-complex="FreeSans" style:font-size-complex="14pt"/>
    </style:style>
    <style:style style:name="T8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9" style:family="text">
      <style:text-properties style:font-name="Liberation Serif1" fo:font-weight="normal" officeooo:rsid="0024bd2b" style:font-name-asian="Noto Sans CJK SC Regular" style:font-weight-asian="normal" style:font-name-complex="FreeSans" style:font-weight-complex="normal"/>
    </style:style>
    <style:style style:name="T10" style:family="text">
      <style:text-properties style:font-name="Liberation Serif1" fo:font-weight="normal" officeooo:rsid="00274e13" style:font-name-asian="Noto Sans CJK SC Regular" style:font-weight-asian="normal" style:font-name-complex="FreeSans" style:font-weight-complex="normal"/>
    </style:style>
    <style:style style:name="T11" style:family="text">
      <style:text-properties fo:font-size="14pt" officeooo:rsid="000c67f5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0ca7b9"/>
    </style:style>
    <style:style style:name="T14" style:family="text">
      <style:text-properties officeooo:rsid="000e10d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cd2b" style:font-size-asian="12pt" style:font-size-complex="12pt"/>
    </style:style>
    <style:style style:name="T17" style:family="text">
      <style:text-properties fo:font-size="12pt" officeooo:rsid="0012f8db" style:font-size-asian="12pt" style:font-size-complex="12pt"/>
    </style:style>
    <style:style style:name="T18" style:family="text">
      <style:text-properties fo:font-size="12pt" officeooo:rsid="00295ca2" style:font-size-asian="12pt" style:font-size-complex="12pt"/>
    </style:style>
    <style:style style:name="T19" style:family="text">
      <style:text-properties fo:font-size="12pt" officeooo:rsid="002f1057" style:font-size-asian="12pt" style:font-size-complex="12pt"/>
    </style:style>
    <style:style style:name="T20" style:family="text">
      <style:text-properties officeooo:rsid="000e62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ff138"/>
    </style:style>
    <style:style style:name="T24" style:family="text">
      <style:text-properties officeooo:rsid="0011d84d"/>
    </style:style>
    <style:style style:name="T25" style:family="text">
      <style:text-properties officeooo:rsid="0012cd2b"/>
    </style:style>
    <style:style style:name="T26" style:family="text">
      <style:text-properties officeooo:rsid="0012f8db"/>
    </style:style>
    <style:style style:name="T27" style:family="text">
      <style:text-properties officeooo:rsid="0013de48"/>
    </style:style>
    <style:style style:name="T28" style:family="text">
      <style:text-properties officeooo:rsid="001bcb1d"/>
    </style:style>
    <style:style style:name="T29" style:family="text">
      <style:text-properties officeooo:rsid="001d9bfa"/>
    </style:style>
    <style:style style:name="T30" style:family="text">
      <style:text-properties officeooo:rsid="0027efca"/>
    </style:style>
    <style:style style:name="T31" style:family="text">
      <style:text-properties officeooo:rsid="00295ca2"/>
    </style:style>
    <style:style style:name="T32" style:family="text">
      <style:text-properties officeooo:rsid="002f1057"/>
    </style:style>
    <style:style style:name="T33" style:family="text">
      <style:text-properties officeooo:rsid="0030d8ac"/>
    </style:style>
    <style:style style:name="T34" style:family="text">
      <style:text-properties officeooo:rsid="00341b47"/>
    </style:style>
    <style:style style:name="T35" style:family="text">
      <style:text-properties officeooo:rsid="00348d9c"/>
    </style:style>
    <style:style style:name="T36" style:family="text">
      <style:text-properties officeooo:rsid="003b1b16"/>
    </style:style>
    <style:style style:name="T37" style:family="text">
      <style:text-properties officeooo:rsid="003cff82"/>
    </style:style>
    <style:style style:name="T38" style:family="text">
      <style:text-properties officeooo:rsid="0041a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6"><text:bookmark text:name="docs-internal-guid-9ee2a082-5204-b3a0-c429-e50b7ea34b4e"/><text:a xlink:type="simple" xlink:href="mailto:liuxu1005@gmail.com" text:style-name="Internet_20_link" text:visited-style-name="Visited_20_Internet_20_Link"><text:span text:style-name="T11">liuxu1005@gmail.com</text:span></text:a><text:span text:style-name="T11"> <text:s/></text:span><text:span text:style-name="T3">• <text:s/>617.459.8321 <text:s/></text:span><text:span text:style-name="T4">•</text:span><text:span text:style-name="T6"> <text:s/>Malden MA <text:s/></text:span><text:span text:style-name="T4">•</text:span><text:span text:style-name="T6"> <text:s/></text:span><text:span text:style-name="T7">Green Card Holder</text:span></text:p>
      <text:p text:style-name="P2"/>
      <text:p text:style-name="P3">Profi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4"/>
          </table:table-cell>
        </table:table-row>
      </table:table>
      <text:p text:style-name="P40">Familiar with data structures and algorithms.</text:p>
      <text:p text:style-name="P40">Familiar with procedure, object oriented, functional programming,</text:p>
      <text:p text:style-name="P40">Familiar with <text:span text:style-name="T38">principles of </text:span>operating system, networks and database,</text:p>
      <text:p text:style-name="P40">Familiar with GPU/OpengGL/WebGL/CUDA,</text:p>
      <text:p text:style-name="P39">Strong passion for programming and learning new technologies,</text:p>
      <text:p text:style-name="P5"/>
      <text:p text:style-name="P1">S<text:span text:style-name="T13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pan text:style-name="T29">C/</text:span>C++/Java/Python/<text:span text:style-name="T27">Scheme/ML</text:span>, <text:s/>HTML/CSS/JavaScript, <text:s/>OpenGL/WebGL/CUDA, <text:s/><text:span text:style-name="T34">SQL/MongoDB</text:span></text:p>
      <text:p text:style-name="Standard"/>
      <text:p text:style-name="P10">Projects <text:span text:style-name="T23">(</text:span><text:a xlink:type="simple" xlink:href="https://github.com/liuxu1005" text:style-name="Internet_20_link" text:visited-style-name="Visited_20_Internet_20_Link"><text:span text:style-name="T23">github.com/liuxu1005</text:span></text:a><text:span text:style-name="T23"> / </text:span><text:a xlink:type="simple" xlink:href="http://liuxu1005.github.io/" text:style-name="Internet_20_link" text:visited-style-name="Visited_20_Internet_20_Link"><text:span text:style-name="T23">liux1005.github.io</text:span></text:a><text:span text:style-name="T23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/>
          </table:table-cell>
        </table:table-row>
      </table:table>
      <text:p text:style-name="P35"><text:a xlink:type="simple" xlink:href="https://github.com/liuxu1005/Operating-System-Engineering" text:style-name="Internet_20_link" text:visited-style-name="Visited_20_Internet_20_Link">JOS</text:a> <text:span text:style-name="T14">(Operating System, C, Assembly)</text:span></text:p>
      <text:p text:style-name="P34">Implemented in C and assembly. <text:span text:style-name="T15">It includes</text:span></text:p>
      <text:p text:style-name="P22"><text:span text:style-name="T30">1. B</text:span>ooting, <text:span text:style-name="T30">loading OS to RAM, stack backtracking for debug,</text:span></text:p>
      <text:p text:style-name="P22"><text:span text:style-name="T30">2.</text:span> <text:span text:style-name="T28">M</text:span>emory <text:span text:style-name="T28">M</text:span>anagement: <text:span text:style-name="T30">allocate/free memory for page table, process control block and file directory,</text:span></text:p>
      <text:p text:style-name="P25">3. Process Management: process scheduling, context switch, fork/spawn new process,</text:p>
      <text:p text:style-name="P26">4. Inter-Process Communication with message and shared memory,</text:p>
      <text:p text:style-name="P26"><text:span text:style-name="T33">5. S</text:span>ystem <text:span text:style-name="T32">C</text:span>alls <text:span text:style-name="T33">and Atomic Operation,</text:span></text:p>
      <text:p text:style-name="P22"><text:span text:style-name="T32">6. Seven-Layer F</text:span>ile <text:span text:style-name="T28">S</text:span>ystem,</text:p>
      <text:p text:style-name="P22"><text:span text:style-name="T32">7. N</text:span>etwork <text:span text:style-name="T28">C</text:span>ard <text:span text:style-name="T28">D</text:span>river, <text:span text:style-name="T30">Multi-thread W</text:span>eb <text:span text:style-name="T28">S</text:span>erver.</text:p>
      <text:p text:style-name="P20"/>
      <text:p text:style-name="P35"><text:a xlink:type="simple" xlink:href="https://github.com/liuxu1005/Network" text:style-name="Internet_20_link" text:visited-style-name="Visited_20_Internet_20_Link">Channel Code/Modulation/Demodulation/Routing</text:a> <text:span text:style-name="T14">(Network Protocol, Python, C++)</text:span></text:p>
      <text:p text:style-name="P38">Implemented in Python. <text:span text:style-name="T31">I</text:span>t includes </text:p>
      <text:p text:style-name="P38"><text:span text:style-name="T31">1. </text:span>basic source coding and channel coding algorithms <text:span text:style-name="T26">(data layer)</text:span>,</text:p>
      <text:p text:style-name="P38"><text:span text:style-name="T31">2. </text:span>modulat<text:span text:style-name="T26">ing and demodulating signals to medium (data layer),</text:span></text:p>
      <text:p text:style-name="P38"><text:span text:style-name="T31">3. medium access </text:span><text:span text:style-name="T17">control (data layer),</text:span></text:p>
      <text:p text:style-name="P38"><text:span text:style-name="T18">4. </text:span><text:span text:style-name="T17">routing algorithm (network layer),</text:span></text:p>
      <text:p text:style-name="P38"><text:span text:style-name="T18">5. </text:span><text:span text:style-name="T17">transportation control algorithm (transport layer),</text:span></text:p>
      <text:p text:style-name="P38"><text:span text:style-name="T18">6. </text:span><text:span text:style-name="T17">simple </text:span><text:span text:style-name="T19">HTTP</text:span><text:span text:style-name="T17"> sever (application layer).</text:span></text:p>
      <text:p text:style-name="P21"/>
      <text:p text:style-name="P23"><text:a xlink:type="simple" xlink:href="https://github.com/liuxu1005/System-Design/tree/master/RPC" text:style-name="Internet_20_link" text:visited-style-name="Visited_20_Internet_20_Link">RPC Generator</text:a> (<text:span text:style-name="T37">Distributed System, C++</text:span>)</text:p>
      <text:p text:style-name="P24">Implemented in C. It Automatically generate RPC stubs for given IDL files; </text:p>
      <text:p text:style-name="P24">is able to deal with recursively nested structure and array.</text:p>
      <text:p text:style-name="P23"/>
      <text:p text:style-name="P13"><text:a xlink:type="simple" xlink:href="http://liuxu1005.github.io/graphics/water.html" text:style-name="Internet_20_link" text:visited-style-name="Visited_20_Internet_20_Link">Sphere in Water</text:a> (Computer Graphics, <text:span text:style-name="T37">GPU, WebGL, JavaScript</text:span>)</text:p>
      <text:p text:style-name="P19">Implemented with CSS, Html, JavaScript and WebGL <text:span text:style-name="T31">shader</text:span>. It features </text:p>
      <text:p text:style-name="P19">recursive ray tracing with reflections and refractions, </text:p>
      <text:p text:style-name="P19">collision detection and response, <text:s/></text:p>
      <text:p text:style-name="P19">water wave simulation, </text:p>
      <text:p text:style-name="P19">caustics simulation.</text:p>
      <text:p text:style-name="P18"/>
      <text:p text:style-name="P36"><text:a xlink:type="simple" xlink:href="http://liuxu1005.github.io/geometry/triangulation.html" text:style-name="Internet_20_link" text:visited-style-name="Visited_20_Internet_20_Link">Triangulation/Monotonicity</text:a> <text:span text:style-name="T14">(Computational Geometry, Java)</text:span></text:p>
      <text:p text:style-name="P32"><text:span text:style-name="T25">Implemented with </text:span>Java applet.</text:p>
      <text:p text:style-name="P33"><text:span text:style-name="T25">Three geometry algorithms including</text:span> </text:p>
      <text:p text:style-name="P33"><text:soft-page-break/>detecting monotonicity <text:span text:style-name="T25">in O(n),</text:span> </text:p>
      <text:p text:style-name="P33"><text:span text:style-name="T25">separating non-monotonic </text:span>polygons <text:span text:style-name="T25">into monotonic pieces in O(nlogn), </text:span></text:p>
      <text:p text:style-name="P38">triangulating the monotonic in O(n).</text:p>
      <text:p text:style-name="P18"><text:a xlink:type="simple" xlink:href="https://github.com/liuxu1005/Operating-System-Engineering" text:style-name="Internet_20_link" text:visited-style-name="Visited_20_Internet_20_Link"><text:span text:style-name="T16"/></text:a></text:p>
      <text:p text:style-name="P12"><text:a xlink:type="simple" xlink:href="http://liuxu1005.github.io/system/FinalReport.html" text:style-name="Internet_20_link" text:visited-style-name="Visited_20_Internet_20_Link">Content Centric Network Report</text:a> (<text:span text:style-name="T37">Network Protocol</text:span>)</text:p>
      <text:p text:style-name="P12">Fin<text:span text:style-name="T26">al p</text:span>aper for System Design class, discuss <text:span text:style-name="T25">features of </text:span>CCN network architecture.</text:p>
      <text:p text:style-name="P17"/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, <text:span text:style-name="T37">GPU, CUDA, C++</text:span>)</text:p>
      <text:p text:style-name="P17">Implemented with C<text:span text:style-name="T35">++</text:span> and CUDA.</text:p>
      <text:p text:style-name="P17">It compares performance on CPU and GPU of various sorting algorithms including merge sort,</text:p>
      <text:p text:style-name="P17">quick sort, radix sort, bitonic sort.</text:p>
      <text:p text:style-name="P31"/>
      <text:p text:style-name="P31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20">es/Perceptron</text:span></text:a><text:span text:style-name="T20"> (Machine Learning, Python)</text:span></text:p>
      <text:p text:style-name="P15">Basic algorithms from Machine Learning, <text:span text:style-name="T37">implemented with Python</text:span>.</text:p>
      <text:p text:style-name="P37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/>
          </table:table-cell>
        </table:table-row>
      </table:table>
      <text:p text:style-name="P14">Computation Theory, Programming Languages, Discrete Mathematics, Algorithm, Data Structures</text:p>
      <text:p text:style-name="P14">Artificial Intelligence, Machine Learning, Computational Geometry, Computer Graphics,</text:p>
      <text:p text:style-name="P14">Advanced Computer Architecture, Machine Architecture and Assembly Language,</text:p>
      <text:p text:style-name="P14"><text:s/>Database, <text:span text:style-name="T36">Internet-scale Distributed </text:span>System, Operating System, Networks </text:p>
      <text:p text:style-name="P14"/>
      <text:p text:style-name="P30"><text:span text:style-name="T6">E</text:span><text:span text:style-name="T5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/>
          </table:table-cell>
        </table:table-row>
      </table:table>
      <text:p text:style-name="P27"><text:span text:style-name="T1">Master of Computer Science </text:span><text:span text:style-name="T9">(GPA 3.7/</text:span><text:span text:style-name="T10">4.0</text:span><text:span text:style-name="T9">)</text:span><text:span text:style-name="T2"> <text:s text:c="5"/></text:span><text:span text:style-name="T8">Tufts University, US <text:s text:c="30"/>Aug. 2016</text:span></text:p>
      <text:p text:style-name="P28"><text:span text:style-name="T1">Post-Baccalaureate Certificate </text:span><text:span text:style-name="T8">(GPA 4.0/4.0) <text:s text:c="2"/>Tufts University, US <text:s text:c="30"/>June 2015</text:span></text:p>
      <text:p text:style-name="P4">Master of Material Science <text:s text:c="3"/><text:span text:style-name="T22">Southwest Jiaotong University, China <text:s text:c="31"/>June 2008</text:span></text:p>
      <text:p text:style-name="P14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/>
          </table:table-cell>
        </table:table-row>
      </table:table>
      <text:p text:style-name="P16"><text:span text:style-name="T12">Application Engineer</text:span><text:span text:style-name="T21"> </text:span><text:s text:c="7"/>Angstrom <text:span text:style-name="T24">Advanced</text:span>, Braintree MA <text:s text:c="20"/>Mar. 2012 – Jan. 2015</text:p>
      <text:p text:style-name="P16">Technical support on application, installation &amp; troubleshooting for chemical/material analysis instruments such as SEM, AFM/SFM, XRD, EDS/WDS, ICP-AES, GC-MS.</text:p>
      <text:p text:style-name="P16"/>
      <text:p text:style-name="P7"><text:span text:style-name="T21">Lithograph/Intergrated Process Engineer</text:span> <text:s text:c="5"/><text:span text:style-name="T15">Shanghai, China <text:s text:c="12"/>Feb. 2008 – Aug. 2010</text:span></text:p>
      <text:p text:style-name="P16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8-27T07:31:32.736020514</dc:date>
    <meta:editing-duration>P1DT3H10M5S</meta:editing-duration>
    <meta:editing-cycles>47</meta:editing-cycles>
    <meta:generator>LibreOffice/5.1.4.2$Linux_X86_64 LibreOffice_project/10m0$Build-2</meta:generator>
    <meta:document-statistic meta:table-count="7" meta:image-count="0" meta:object-count="0" meta:page-count="2" meta:paragraph-count="65" meta:word-count="449" meta:character-count="3665" meta:non-whitespace-character-count="3113"/>
  </office:meta>
</office:document-meta>
</file>